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1.113cm"/>
    </style:style>
    <style:style style:name="Tableau5.B" style:family="table-column">
      <style:table-column-properties style:column-width="1.376cm"/>
    </style:style>
    <style:style style:name="Tableau5.C" style:family="table-column">
      <style:table-column-properties style:column-width="0.9cm"/>
    </style:style>
    <style:style style:name="Tableau5.D" style:family="table-column">
      <style:table-column-properties style:column-width="1.905cm"/>
    </style:style>
    <style:style style:name="Tableau5.E" style:family="table-column">
      <style:table-column-properties style:column-width="1.402cm"/>
    </style:style>
    <style:style style:name="Tableau5.F" style:family="table-column">
      <style:table-column-properties style:column-width="2.1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E4" style:family="table-cell">
      <style:table-cell-properties style:vertical-align="bottom" fo:padding="0.097cm" fo:border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bd84d4"/>
    </style:style>
    <style:style style:name="P13" style:family="paragraph" style:parent-style-name="Table_20_Contents">
      <style:text-properties officeooo:paragraph-rsid="01c94f50"/>
    </style:style>
    <style:style style:name="P14" style:family="paragraph" style:parent-style-name="Table_20_Contents">
      <style:text-properties officeooo:rsid="01e2dae4" officeooo:paragraph-rsid="01f78089"/>
    </style:style>
    <style:style style:name="P15" style:family="paragraph" style:parent-style-name="Table_20_Contents">
      <style:text-properties officeooo:paragraph-rsid="01fbe672"/>
    </style:style>
    <style:style style:name="P16" style:family="paragraph" style:parent-style-name="Table_20_Contents">
      <style:text-properties officeooo:paragraph-rsid="022bfe6f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19" style:family="paragraph" style:parent-style-name="Header">
      <style:text-properties officeooo:paragraph-rsid="021c50dd"/>
    </style:style>
    <style:style style:name="P20" style:family="paragraph" style:parent-style-name="Standard">
      <style:text-properties fo:font-size="4pt" officeooo:paragraph-rsid="0007d180" style:font-size-asian="3.5pt" style:font-size-complex="4pt"/>
    </style:style>
    <style:style style:name="P21" style:family="paragraph" style:parent-style-name="Standard">
      <style:text-properties officeooo:paragraph-rsid="01893ae1"/>
    </style:style>
    <style:style style:name="P22" style:family="paragraph" style:parent-style-name="Standard">
      <style:text-properties officeooo:paragraph-rsid="018e80d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0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4" style:family="paragraph" style:parent-style-name="Table_20_Heading">
      <style:text-properties officeooo:paragraph-rsid="011fd901"/>
    </style:style>
    <style:style style:name="P35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6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7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8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9" style:family="paragraph" style:parent-style-name="Table_20_Heading">
      <style:text-properties officeooo:paragraph-rsid="0190345c"/>
    </style:style>
    <style:style style:name="P40" style:family="paragraph" style:parent-style-name="Table_20_Heading">
      <style:text-properties officeooo:paragraph-rsid="01946a27"/>
    </style:style>
    <style:style style:name="P41" style:family="paragraph" style:parent-style-name="Table_20_Heading">
      <style:text-properties officeooo:rsid="01e14848" officeooo:paragraph-rsid="01e14848"/>
    </style:style>
    <style:style style:name="P42" style:family="paragraph" style:parent-style-name="Table_20_Main_20_Content_20_Right">
      <style:text-properties officeooo:paragraph-rsid="011930c8"/>
    </style:style>
    <style:style style:name="P43" style:family="paragraph" style:parent-style-name="Table_20_Main_20_Content_20_Right">
      <style:text-properties officeooo:rsid="02004b30" officeooo:paragraph-rsid="02004b30"/>
    </style:style>
    <style:style style:name="P44" style:family="paragraph" style:parent-style-name="Table_20_Main_20_Content_20_Right">
      <style:text-properties fo:font-weight="bold" style:font-weight-asian="bold" style:font-weight-complex="bold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47" style:family="paragraph" style:parent-style-name="Table_20_Header_20_center">
      <style:text-properties officeooo:paragraph-rsid="019ba886"/>
    </style:style>
    <style:style style:name="P48" style:family="paragraph" style:parent-style-name="Table_20_Header_20_center">
      <style:text-properties officeooo:paragraph-rsid="01fbe672"/>
    </style:style>
    <style:style style:name="P49" style:family="paragraph" style:parent-style-name="Table_20_Totals_20_Header">
      <style:text-properties officeooo:paragraph-rsid="00eaae7a"/>
    </style:style>
    <style:style style:name="P50" style:family="paragraph" style:parent-style-name="Table_20_Totals_20_Header">
      <style:text-properties officeooo:paragraph-rsid="0216e7d8"/>
    </style:style>
    <style:style style:name="P51" style:family="paragraph" style:parent-style-name="Table_20_Main_20_Header">
      <style:text-properties officeooo:paragraph-rsid="0197cffe"/>
    </style:style>
    <style:style style:name="P52" style:family="paragraph" style:parent-style-name="Table_20_Main_20_Header">
      <style:text-properties officeooo:paragraph-rsid="0197da6f"/>
    </style:style>
    <style:style style:name="P53" style:family="paragraph" style:parent-style-name="Table_20_Main_20_Header">
      <style:text-properties officeooo:paragraph-rsid="01989989"/>
    </style:style>
    <style:style style:name="P54" style:family="paragraph" style:parent-style-name="Table_20_Main_20_Header">
      <style:text-properties officeooo:paragraph-rsid="024a8fdf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6" style:family="paragraph" style:parent-style-name="Text_20_body">
      <style:text-properties officeooo:paragraph-rsid="0182aac9"/>
    </style:style>
    <style:style style:name="P57" style:family="paragraph" style:parent-style-name="Text_20_body">
      <style:text-properties officeooo:paragraph-rsid="01a4d5e9"/>
    </style:style>
    <style:style style:name="P58" style:family="paragraph" style:parent-style-name="Text_20_body">
      <style:text-properties officeooo:paragraph-rsid="01a67222"/>
    </style:style>
    <style:style style:name="P59" style:family="paragraph" style:parent-style-name="Table_20_Totals_20_Content_20_Highlight">
      <style:text-properties officeooo:paragraph-rsid="021aa720"/>
    </style:style>
    <style:style style:name="P60" style:family="paragraph" style:parent-style-name="Table_20_Totals_20_Content">
      <style:text-properties officeooo:paragraph-rsid="0215f757"/>
    </style:style>
    <style:style style:name="P61" style:family="paragraph" style:parent-style-name="Table_20_Totals_20_Content">
      <style:text-properties officeooo:paragraph-rsid="021addb1"/>
    </style:style>
    <style:style style:name="P62" style:family="paragraph" style:parent-style-name="Table_20_Main_20_Content_20_Small_20_Left">
      <style:text-properties officeooo:paragraph-rsid="0208af1e"/>
    </style:style>
    <style:style style:name="P63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64" style:family="paragraph" style:parent-style-name="Heading_20_1">
      <style:text-properties officeooo:paragraph-rsid="01899624"/>
    </style:style>
    <style:style style:name="P65" style:family="paragraph" style:parent-style-name="Heading_20_1">
      <style:text-properties officeooo:paragraph-rsid="018d03db"/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67" style:family="paragraph" style:parent-style-name="Table_20_Contents">
      <style:text-properties officeooo:paragraph-rsid="027d2442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officeooo:rsid="00de494d"/>
    </style:style>
    <style:style style:name="T10" style:family="text">
      <style:text-properties officeooo:rsid="013c3d96"/>
    </style:style>
    <style:style style:name="T11" style:family="text">
      <style:text-properties officeooo:rsid="013c3d96" fo:background-color="#ff3333" loext:char-shading-value="0"/>
    </style:style>
    <style:style style:name="T12" style:family="text">
      <style:text-properties officeooo:rsid="013f1478"/>
    </style:style>
    <style:style style:name="T13" style:family="text">
      <style:text-properties officeooo:rsid="0141ba70"/>
    </style:style>
    <style:style style:name="T14" style:family="text">
      <style:text-properties officeooo:rsid="0148462c"/>
    </style:style>
    <style:style style:name="T15" style:family="text">
      <style:text-properties officeooo:rsid="014acc83"/>
    </style:style>
    <style:style style:name="T16" style:family="text">
      <style:text-properties officeooo:rsid="00d936c0"/>
    </style:style>
    <style:style style:name="T17" style:family="text">
      <style:text-properties officeooo:rsid="018b7c1f"/>
    </style:style>
    <style:style style:name="T18" style:family="text">
      <style:text-properties officeooo:rsid="01a34143"/>
    </style:style>
    <style:style style:name="T19" style:family="text">
      <style:text-properties officeooo:rsid="01a4d5e9"/>
    </style:style>
    <style:style style:name="T20" style:family="text">
      <style:text-properties officeooo:rsid="01ad6983"/>
    </style:style>
    <style:style style:name="T21" style:family="text">
      <style:text-properties officeooo:rsid="023940d1"/>
    </style:style>
    <style:style style:name="T22" style:family="text">
      <style:text-properties officeooo:rsid="024745fc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720813"/>
    </style:style>
    <style:style style:name="T26" style:family="text">
      <style:text-properties officeooo:rsid="0278814a"/>
    </style:style>
    <style:style style:name="T27" style:family="text">
      <style:text-properties officeooo:rsid="027c79f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6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6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7">if="o.state != 'cancel'"</text:span></text:a></text:p>
      <text:h text:style-name="P64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65" text:outline-level="1"><text:user-field-get text:name="py3o.doc_name">Document Name</text:user-field-get><text:s/><text:span text:style-name="T11">annulé</text:span><text:span text:style-name="T10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with" text:style-name="Internet_20_link" text:visited-style-name="Visited_20_Internet_20_Link"><text:span text:style-name="T4">/with</text:span></text:a></text:p>
      <text:p text:style-name="P33"/>
      <text:p text:style-name="P32"/>
      <text:p text:style-name="Small_20_new_20_line"/>
      <text:p text:style-name="P22"><text:a xlink:type="simple" xlink:href="py3o://with=%22customer_ref_label=lang=='fr_FR'%20and%20'N°%20client%20:'%20or%20'Customer%20Number:'%22" text:style-name="Internet_20_link" text:visited-style-name="Visited_20_Internet_20_Link"><text:span text:style-name="T25">with="customer_ref_label=lang=='fr_FR' and 'N° client :' or 'Customer Number:'"</text:span></text:a></text:p>
      <text:p text:style-name="P22"><text:a xlink:type="simple" xlink:href="py3o://with=%22customer_vat_label=lang=='fr_FR'%20and%20'N°%20TVA%20:'%20or%20'VAT%20Number:'%22" text:style-name="Internet_20_link" text:visited-style-name="Visited_20_Internet_20_Link"><text:span text:style-name="T25">with="custom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7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6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12"><text:text-input text:description="py3o://function=&quot;format_multiline_value(o.partner_id._display_full_address())&quot;">[partner_id]</text:text-input></text:p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<text:s/>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9">if="o.commercial_partner_id.vat"</text:span></text:a></text:p>
            <text:p text:style-name="P5"><text:user-field-get text:name="py3o.customer_vat_label">[Customer VAT Label]</text:user-field-get><text:s/>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3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0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1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67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4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0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4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5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7"><text:soft-page-break/><text:a xlink:type="simple" xlink:href="py3o:///with" text:style-name="Internet_20_link" text:visited-style-name="Visited_20_Internet_20_Link"><text:span text:style-name="T19">/with</text:span></text:a></text:p>
      <text:p text:style-name="P57"><text:a xlink:type="simple" xlink:href="py3o:///with" text:style-name="Internet_20_link" text:visited-style-name="Visited_20_Internet_20_Link"><text:span text:style-name="T1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4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1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3"><text:text-input text:description="py3o://function=&quot;o.has_discount and (lang=='fr_FR' and 'Rem.' or 'Disc.') or ''&quot;">Disc.</text:text-input></text:p>
            </table:table-cell>
            <table:table-cell table:style-name="Tableau5.F1" office:value-type="string">
              <text:p text:style-name="P52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2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2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3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C4" office:value-type="string">
            <text:p text:style-name="P62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42"><text:a xlink:type="simple" xlink:href="py3o://if=%22l['line'].discount%22" text:style-name="Internet_20_link" text:visited-style-name="Visited_20_Internet_20_Link"><text:span text:style-name="T13">if="l['line'].discount"</text:span></text:a></text:p>
            <text:p text:style-name="P42"><text:text-input text:description="py3o://function=&quot;o_format_lang(l['line'].discount, dp='Discount', lang_code=lang) + '%25'&quot;">[discount]</text:text-input></text:p>
            <text:p text:style-name="P4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7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63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10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B12" office:value-type="string">
            <text:p text:style-name="Table_20_Main_20_Content_20_Right"/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42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4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14" office:value-type="string">
            <text:p text:style-name="Table_20_Main_20_Content_20_Right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42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0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7">for="(tax_name, tax_amount, tax_base, tax_formated_amount, formated_base, line_count) in o.amount_by_group"</text:span></text:a></text:p>
          </table:table-cell>
          <table:table-cell table:style-name="Tableau9.C4" office:value-type="string">
            <text:p text:style-name="P61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user-field-get text:name="py3o.tax_name">tax_name</text:user-field-get></text:p>
          </table:table-cell>
          <table:table-cell table:style-name="Tableau9.C4" office:value-type="string">
            <text:p text:style-name="P61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/for" text:style-name="Internet_20_link" text:visited-style-name="Visited_20_Internet_20_Link"><text:span text:style-name="T21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1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50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59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9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7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6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0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58"><text:a xlink:type="simple" xlink:href="py3o:///with" text:style-name="Internet_20_link" text:visited-style-name="Visited_20_Internet_20_Link"><text:span text:style-name="T19">/with</text:span></text:a></text:p>
      <text:p text:style-name="P56"><text:soft-page-break/><text:a xlink:type="simple" xlink:href="py3o:///if" text:style-name="Internet_20_link" text:visited-style-name="Visited_20_Internet_20_Link">/if</text:a></text:p>
      <text:p text:style-name="P55"/>
      <text:p text:style-name="P56"><text:a xlink:type="simple" xlink:href="py3o:///with" text:style-name="Internet_20_link" text:visited-style-name="Visited_20_Internet_20_Link"><text:span text:style-name="T19">/with</text:span></text:a></text:p>
      <text:p text:style-name="P57"><text:a xlink:type="simple" xlink:href="py3o:///with" text:style-name="Internet_20_link" text:visited-style-name="Visited_20_Internet_20_Link"><text:span text:style-name="T19">/with</text:span></text:a></text:p>
      <text:p text:style-name="P56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89cm"/>
    </style:style>
    <style:style style:name="Tableau12.B" style:family="table-column">
      <style:table-column-properties style:column-width="14.923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5:23:28.291577635</dc:date>
    <meta:editing-duration>P2DT8H12M20S</meta:editing-duration>
    <meta:editing-cycles>617</meta:editing-cycles>
    <meta:generator>LibreOffice/6.4.6.2$Linux_X86_64 LibreOffice_project/40$Build-2</meta:generator>
    <meta:document-statistic meta:table-count="9" meta:image-count="0" meta:object-count="0" meta:page-count="4" meta:paragraph-count="109" meta:word-count="345" meta:character-count="2602" meta:non-whitespace-character-count="2447"/>
  </office:meta>
</office:document-meta>
</file>